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Sensor 1</text:p>
          </table:table-cell>
          <table:table-cell table:number-columns-repeated="9"/>
          <table:table-cell office:value-type="string" calcext:value-type="string">
            <text:p>Sensor 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.49636687111625" calcext:value-type="float">
            <text:p>7.4963668711</text:p>
          </table:table-cell>
          <table:table-cell office:value-type="float" office:value="0.298206099747642" calcext:value-type="float">
            <text:p>0.2982060997</text:p>
          </table:table-cell>
          <table:table-cell office:value-type="float" office:value="3.09404148690627" calcext:value-type="float">
            <text:p>3.0940414869</text:p>
          </table:table-cell>
          <table:table-cell office:value-type="float" office:value="5.55742253101182" calcext:value-type="float">
            <text:p>5.557422531</text:p>
          </table:table-cell>
          <table:table-cell office:value-type="float" office:value="356.85024667241" calcext:value-type="float">
            <text:p>356.8502466724</text:p>
          </table:table-cell>
          <table:table-cell office:value-type="float" office:value="1.68704036330339" calcext:value-type="float">
            <text:p>1.6870403633</text:p>
          </table:table-cell>
          <table:table-cell table:number-columns-repeated="4"/>
          <table:table-cell office:value-type="float" office:value="7.33182149510628" calcext:value-type="float">
            <text:p>7.3318214951</text:p>
          </table:table-cell>
          <table:table-cell office:value-type="float" office:value="-0.625268553949408" calcext:value-type="float">
            <text:p>-0.6252685539</text:p>
          </table:table-cell>
          <table:table-cell office:value-type="float" office:value="2.55571722465694" calcext:value-type="float">
            <text:p>2.5557172247</text:p>
          </table:table-cell>
          <table:table-cell office:value-type="float" office:value="16.708803799904" calcext:value-type="float">
            <text:p>16.7088037999</text:p>
          </table:table-cell>
          <table:table-cell office:value-type="float" office:value="301.714219669566" calcext:value-type="float">
            <text:p>301.7142196696</text:p>
          </table:table-cell>
          <table:table-cell office:value-type="float" office:value="1.70002649919232" calcext:value-type="float">
            <text:p>1.7000264992</text:p>
          </table:table-cell>
        </table:table-row>
        <table:table-row table:style-name="ro1">
          <table:table-cell/>
          <table:table-cell office:value-type="float" office:value="0.163798305183832" calcext:value-type="float">
            <text:p>0.1637983052</text:p>
          </table:table-cell>
          <table:table-cell office:value-type="float" office:value="-3.81476918834249" calcext:value-type="float">
            <text:p>-3.8147691883</text:p>
          </table:table-cell>
          <table:table-cell office:value-type="float" office:value="-0.0878790623227266" calcext:value-type="float">
            <text:p>-0.0878790623</text:p>
          </table:table-cell>
          <table:table-cell office:value-type="float" office:value="-4.7000783147647" calcext:value-type="float">
            <text:p>-4.7000783148</text:p>
          </table:table-cell>
          <table:table-cell office:value-type="float" office:value="3.82819596139851" calcext:value-type="float">
            <text:p>3.8281959614</text:p>
          </table:table-cell>
          <table:table-cell office:value-type="float" office:value="205.650975330707" calcext:value-type="float">
            <text:p>205.6509753307</text:p>
          </table:table-cell>
          <table:table-cell table:number-columns-repeated="4"/>
          <table:table-cell office:value-type="float" office:value="-0.212418328794643" calcext:value-type="float">
            <text:p>-0.2124183288</text:p>
          </table:table-cell>
          <table:table-cell office:value-type="float" office:value="-3.43434358571512" calcext:value-type="float">
            <text:p>-3.4343435857</text:p>
          </table:table-cell>
          <table:table-cell office:value-type="float" office:value="-0.337266394069684" calcext:value-type="float">
            <text:p>-0.3372663941</text:p>
          </table:table-cell>
          <table:table-cell office:value-type="float" office:value="-7.72783390395242" calcext:value-type="float">
            <text:p>-7.727833904</text:p>
          </table:table-cell>
          <table:table-cell office:value-type="float" office:value="-21.7961055750719" calcext:value-type="float">
            <text:p>-21.7961055751</text:p>
          </table:table-cell>
          <table:table-cell office:value-type="float" office:value="209.092921698007" calcext:value-type="float">
            <text:p>209.092921698</text:p>
          </table:table-cell>
        </table:table-row>
        <table:table-row table:style-name="ro1">
          <table:table-cell/>
          <table:table-cell office:value-type="float" office:value="-3.46069525207059" calcext:value-type="float">
            <text:p>-3.4606952521</text:p>
          </table:table-cell>
          <table:table-cell office:value-type="float" office:value="6.82161413715273" calcext:value-type="float">
            <text:p>6.8216141372</text:p>
          </table:table-cell>
          <table:table-cell office:value-type="float" office:value="3.9118095242119" calcext:value-type="float">
            <text:p>3.9118095242</text:p>
          </table:table-cell>
          <table:table-cell office:value-type="float" office:value="-329.284472835438" calcext:value-type="float">
            <text:p>-329.2844728354</text:p>
          </table:table-cell>
          <table:table-cell office:value-type="float" office:value="-177.379625623418" calcext:value-type="float">
            <text:p>-177.3796256234</text:p>
          </table:table-cell>
          <table:table-cell office:value-type="float" office:value="2.79750849283214" calcext:value-type="float">
            <text:p>2.7975084928</text:p>
          </table:table-cell>
          <table:table-cell table:number-columns-repeated="4"/>
          <table:table-cell office:value-type="float" office:value="-3.24937333737086" calcext:value-type="float">
            <text:p>-3.2493733374</text:p>
          </table:table-cell>
          <table:table-cell office:value-type="float" office:value="6.95839338246396" calcext:value-type="float">
            <text:p>6.9583933825</text:p>
          </table:table-cell>
          <table:table-cell office:value-type="float" office:value="3.25045502109179" calcext:value-type="float">
            <text:p>3.2504550211</text:p>
          </table:table-cell>
          <table:table-cell office:value-type="float" office:value="-285.641601500034" calcext:value-type="float">
            <text:p>-285.6416015</text:p>
          </table:table-cell>
          <table:table-cell office:value-type="float" office:value="-137.159266066627" calcext:value-type="float">
            <text:p>-137.1592660666</text:p>
          </table:table-cell>
          <table:table-cell office:value-type="float" office:value="4.75612026490236" calcext:value-type="float">
            <text:p>4.7561202649</text:p>
          </table:table-cell>
        </table:table-row>
        <table:table-row table:style-name="ro1">
          <table:table-cell/>
          <table:table-cell office:value-type="float" office:value="2.60979512002409" calcext:value-type="float">
            <text:p>2.60979512</text:p>
          </table:table-cell>
          <table:table-cell office:value-type="float" office:value="2.00340353387586" calcext:value-type="float">
            <text:p>2.0034035339</text:p>
          </table:table-cell>
          <table:table-cell office:value-type="float" office:value="0.0318754802322545" calcext:value-type="float">
            <text:p>0.0318754802</text:p>
          </table:table-cell>
          <table:table-cell office:value-type="float" office:value="-2.15123373838818" calcext:value-type="float">
            <text:p>-2.1512337384</text:p>
          </table:table-cell>
          <table:table-cell office:value-type="float" office:value="-39.1927369393327" calcext:value-type="float">
            <text:p>-39.1927369393</text:p>
          </table:table-cell>
          <table:table-cell office:value-type="float" office:value="206.908556829463" calcext:value-type="float">
            <text:p>206.9085568295</text:p>
          </table:table-cell>
          <table:table-cell table:number-columns-repeated="4"/>
          <table:table-cell office:value-type="float" office:value="3.34933280941354" calcext:value-type="float">
            <text:p>3.3493328094</text:p>
          </table:table-cell>
          <table:table-cell office:value-type="float" office:value="2.27417081671634" calcext:value-type="float">
            <text:p>2.2741708167</text:p>
          </table:table-cell>
          <table:table-cell office:value-type="float" office:value="0.202355766273144" calcext:value-type="float">
            <text:p>0.2023557663</text:p>
          </table:table-cell>
          <table:table-cell office:value-type="float" office:value="-13.015757990586" calcext:value-type="float">
            <text:p>-13.0157579906</text:p>
          </table:table-cell>
          <table:table-cell office:value-type="float" office:value="-2.72425726865692" calcext:value-type="float">
            <text:p>-2.7242572687</text:p>
          </table:table-cell>
          <table:table-cell office:value-type="float" office:value="210.415453533303" calcext:value-type="float">
            <text:p>210.4154535333</text:p>
          </table:table-cell>
        </table:table-row>
        <table:table-row table:style-name="ro1">
          <table:table-cell/>
          <table:table-cell office:value-type="float" office:value="-4.14991947371796" calcext:value-type="float">
            <text:p>-4.1499194737</text:p>
          </table:table-cell>
          <table:table-cell office:value-type="float" office:value="-7.86794075729674" calcext:value-type="float">
            <text:p>-7.8679407573</text:p>
          </table:table-cell>
          <table:table-cell office:value-type="float" office:value="3.76566145111534" calcext:value-type="float">
            <text:p>3.7656614511</text:p>
          </table:table-cell>
          <table:table-cell office:value-type="float" office:value="324.053118105911" calcext:value-type="float">
            <text:p>324.0531181059</text:p>
          </table:table-cell>
          <table:table-cell office:value-type="float" office:value="-182.34327893039" calcext:value-type="float">
            <text:p>-182.3432789304</text:p>
          </table:table-cell>
          <table:table-cell office:value-type="float" office:value="-4.35379306157723" calcext:value-type="float">
            <text:p>-4.3537930616</text:p>
          </table:table-cell>
          <table:table-cell table:number-columns-repeated="4"/>
          <table:table-cell office:value-type="float" office:value="-3.75334549961371" calcext:value-type="float">
            <text:p>-3.7533454996</text:p>
          </table:table-cell>
          <table:table-cell office:value-type="float" office:value="-6.50503057731078" calcext:value-type="float">
            <text:p>-6.5050305773</text:p>
          </table:table-cell>
          <table:table-cell office:value-type="float" office:value="3.32203481186245" calcext:value-type="float">
            <text:p>3.3220348119</text:p>
          </table:table-cell>
          <table:table-cell office:value-type="float" office:value="263.77576591835" calcext:value-type="float">
            <text:p>263.7757659184</text:p>
          </table:table-cell>
          <table:table-cell office:value-type="float" office:value="-164.376217506838" calcext:value-type="float">
            <text:p>-164.3762175068</text:p>
          </table:table-cell>
          <table:table-cell office:value-type="float" office:value="-0.995405619385636" calcext:value-type="float">
            <text:p>-0.9954056194</text:p>
          </table:table-cell>
        </table:table-row>
        <table:table-row table:style-name="ro1">
          <table:table-cell/>
          <table:table-cell office:value-type="float" office:value="-3.22248758575128" calcext:value-type="float">
            <text:p>-3.2224875858</text:p>
          </table:table-cell>
          <table:table-cell office:value-type="float" office:value="1.88446385600602" calcext:value-type="float">
            <text:p>1.884463856</text:p>
          </table:table-cell>
          <table:table-cell office:value-type="float" office:value="0.00115939974736575" calcext:value-type="float">
            <text:p>0.0011593997</text:p>
          </table:table-cell>
          <table:table-cell office:value-type="float" office:value="11.3334358246486" calcext:value-type="float">
            <text:p>11.3334358246</text:p>
          </table:table-cell>
          <table:table-cell office:value-type="float" office:value="5.1269910447118" calcext:value-type="float">
            <text:p>5.1269910447</text:p>
          </table:table-cell>
          <table:table-cell office:value-type="float" office:value="208.228475267976" calcext:value-type="float">
            <text:p>208.228475268</text:p>
          </table:table-cell>
          <table:table-cell table:number-columns-repeated="4"/>
          <table:table-cell office:value-type="float" office:value="-3.57837421673041" calcext:value-type="float">
            <text:p>-3.5783742167</text:p>
          </table:table-cell>
          <table:table-cell office:value-type="float" office:value="1.96718865492875" calcext:value-type="float">
            <text:p>1.9671886549</text:p>
          </table:table-cell>
          <table:table-cell office:value-type="float" office:value="-0.00628849733717586" calcext:value-type="float">
            <text:p>-0.0062884973</text:p>
          </table:table-cell>
          <table:table-cell office:value-type="float" office:value="3.56846413419264" calcext:value-type="float">
            <text:p>3.5684641342</text:p>
          </table:table-cell>
          <table:table-cell office:value-type="float" office:value="-4.6180037343881" calcext:value-type="float">
            <text:p>-4.6180037344</text:p>
          </table:table-cell>
          <table:table-cell office:value-type="float" office:value="203.938573000672" calcext:value-type="float">
            <text:p>203.938573000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8.2452406470303" calcext:value-type="float">
            <text:p>8.245240647</text:p>
          </table:table-cell>
          <table:table-cell office:value-type="float" office:value="-0.349128570061763" calcext:value-type="float">
            <text:p>-0.3491285701</text:p>
          </table:table-cell>
          <table:table-cell office:value-type="float" office:value="3.25698566571975" calcext:value-type="float">
            <text:p>3.2569856657</text:p>
          </table:table-cell>
          <table:table-cell office:value-type="float" office:value="3.39617788827885" calcext:value-type="float">
            <text:p>3.3961778883</text:p>
          </table:table-cell>
          <table:table-cell office:value-type="float" office:value="350.577881963265" calcext:value-type="float">
            <text:p>350.5778819633</text:p>
          </table:table-cell>
          <table:table-cell office:value-type="float" office:value="-0.0111655869214543" calcext:value-type="float">
            <text:p>-0.0111655869</text:p>
          </table:table-cell>
          <table:table-cell table:number-columns-repeated="4"/>
          <table:table-cell office:value-type="float" office:value="7.31458139558273" calcext:value-type="float">
            <text:p>7.3145813956</text:p>
          </table:table-cell>
          <table:table-cell office:value-type="float" office:value="-0.565341221085661" calcext:value-type="float">
            <text:p>-0.5653412211</text:p>
          </table:table-cell>
          <table:table-cell office:value-type="float" office:value="2.64215495295267" calcext:value-type="float">
            <text:p>2.642154953</text:p>
          </table:table-cell>
          <table:table-cell office:value-type="float" office:value="16.9090241389519" calcext:value-type="float">
            <text:p>16.909024139</text:p>
          </table:table-cell>
          <table:table-cell office:value-type="float" office:value="302.896214016048" calcext:value-type="float">
            <text:p>302.896214016</text:p>
          </table:table-cell>
          <table:table-cell office:value-type="float" office:value="2.88871708711205" calcext:value-type="float">
            <text:p>2.8887170871</text:p>
          </table:table-cell>
        </table:table-row>
        <table:table-row table:style-name="ro1">
          <table:table-cell/>
          <table:table-cell office:value-type="float" office:value="0.108328071781401" calcext:value-type="float">
            <text:p>0.1083280718</text:p>
          </table:table-cell>
          <table:table-cell office:value-type="float" office:value="-3.96388575807091" calcext:value-type="float">
            <text:p>-3.9638857581</text:p>
          </table:table-cell>
          <table:table-cell office:value-type="float" office:value="-0.027315325296467" calcext:value-type="float">
            <text:p>-0.0273153253</text:p>
          </table:table-cell>
          <table:table-cell office:value-type="float" office:value="-5.73495837741266" calcext:value-type="float">
            <text:p>-5.7349583774</text:p>
          </table:table-cell>
          <table:table-cell office:value-type="float" office:value="5.82160519398375" calcext:value-type="float">
            <text:p>5.821605194</text:p>
          </table:table-cell>
          <table:table-cell office:value-type="float" office:value="205.215311281098" calcext:value-type="float">
            <text:p>205.2153112811</text:p>
          </table:table-cell>
          <table:table-cell table:number-columns-repeated="4"/>
          <table:table-cell office:value-type="float" office:value="-0.316702840415108" calcext:value-type="float">
            <text:p>-0.3167028404</text:p>
          </table:table-cell>
          <table:table-cell office:value-type="float" office:value="-3.52127271212463" calcext:value-type="float">
            <text:p>-3.5212727121</text:p>
          </table:table-cell>
          <table:table-cell office:value-type="float" office:value="-0.39411435394355" calcext:value-type="float">
            <text:p>-0.3941143539</text:p>
          </table:table-cell>
          <table:table-cell office:value-type="float" office:value="-7.51894284472694" calcext:value-type="float">
            <text:p>-7.5189428447</text:p>
          </table:table-cell>
          <table:table-cell office:value-type="float" office:value="-20.8987757317473" calcext:value-type="float">
            <text:p>-20.8987757317</text:p>
          </table:table-cell>
          <table:table-cell office:value-type="float" office:value="212.586706581663" calcext:value-type="float">
            <text:p>212.5867065817</text:p>
          </table:table-cell>
        </table:table-row>
        <table:table-row table:style-name="ro1">
          <table:table-cell/>
          <table:table-cell office:value-type="float" office:value="-4.18274423790619" calcext:value-type="float">
            <text:p>-4.1827442379</text:p>
          </table:table-cell>
          <table:table-cell office:value-type="float" office:value="7.59833272019693" calcext:value-type="float">
            <text:p>7.5983327202</text:p>
          </table:table-cell>
          <table:table-cell office:value-type="float" office:value="3.72990659716978" calcext:value-type="float">
            <text:p>3.7299065972</text:p>
          </table:table-cell>
          <table:table-cell office:value-type="float" office:value="-323.869139783675" calcext:value-type="float">
            <text:p>-323.8691397837</text:p>
          </table:table-cell>
          <table:table-cell office:value-type="float" office:value="-178.633577189016" calcext:value-type="float">
            <text:p>-178.633577189</text:p>
          </table:table-cell>
          <table:table-cell office:value-type="float" office:value="0.631258692940683" calcext:value-type="float">
            <text:p>0.6312586929</text:p>
          </table:table-cell>
          <table:table-cell table:number-columns-repeated="4"/>
          <table:table-cell office:value-type="float" office:value="-2.6958192937852" calcext:value-type="float">
            <text:p>-2.6958192938</text:p>
          </table:table-cell>
          <table:table-cell office:value-type="float" office:value="6.59059134035818" calcext:value-type="float">
            <text:p>6.5905913404</text:p>
          </table:table-cell>
          <table:table-cell office:value-type="float" office:value="3.32171922953819" calcext:value-type="float">
            <text:p>3.3217192295</text:p>
          </table:table-cell>
          <table:table-cell office:value-type="float" office:value="-288.648472838605" calcext:value-type="float">
            <text:p>-288.6484728386</text:p>
          </table:table-cell>
          <table:table-cell office:value-type="float" office:value="-136.522803758271" calcext:value-type="float">
            <text:p>-136.5228037583</text:p>
          </table:table-cell>
          <table:table-cell office:value-type="float" office:value="5.53439830556368" calcext:value-type="float">
            <text:p>5.5343983056</text:p>
          </table:table-cell>
        </table:table-row>
        <table:table-row table:style-name="ro1">
          <table:table-cell/>
          <table:table-cell office:value-type="float" office:value="2.43143470413968" calcext:value-type="float">
            <text:p>2.4314347041</text:p>
          </table:table-cell>
          <table:table-cell office:value-type="float" office:value="2.12936534419142" calcext:value-type="float">
            <text:p>2.1293653442</text:p>
          </table:table-cell>
          <table:table-cell office:value-type="float" office:value="-0.00775509198338522" calcext:value-type="float">
            <text:p>-0.007755092</text:p>
          </table:table-cell>
          <table:table-cell office:value-type="float" office:value="-1.26299585789577" calcext:value-type="float">
            <text:p>-1.2629958579</text:p>
          </table:table-cell>
          <table:table-cell office:value-type="float" office:value="-36.6409747594947" calcext:value-type="float">
            <text:p>-36.6409747595</text:p>
          </table:table-cell>
          <table:table-cell office:value-type="float" office:value="206.225914156818" calcext:value-type="float">
            <text:p>206.2259141568</text:p>
          </table:table-cell>
          <table:table-cell table:number-columns-repeated="4"/>
          <table:table-cell office:value-type="float" office:value="3.83267921682893" calcext:value-type="float">
            <text:p>3.8326792168</text:p>
          </table:table-cell>
          <table:table-cell office:value-type="float" office:value="2.37413292701346" calcext:value-type="float">
            <text:p>2.374132927</text:p>
          </table:table-cell>
          <table:table-cell office:value-type="float" office:value="-0.0195178520043578" calcext:value-type="float">
            <text:p>-0.019517852</text:p>
          </table:table-cell>
          <table:table-cell office:value-type="float" office:value="-11.9617416556312" calcext:value-type="float">
            <text:p>-11.9617416556</text:p>
          </table:table-cell>
          <table:table-cell office:value-type="float" office:value="-2.05460334877579" calcext:value-type="float">
            <text:p>-2.0546033488</text:p>
          </table:table-cell>
          <table:table-cell office:value-type="float" office:value="214.066108943716" calcext:value-type="float">
            <text:p>214.0661089437</text:p>
          </table:table-cell>
        </table:table-row>
        <table:table-row table:style-name="ro1">
          <table:table-cell/>
          <table:table-cell office:value-type="float" office:value="-4.55999932053138" calcext:value-type="float">
            <text:p>-4.5599993205</text:p>
          </table:table-cell>
          <table:table-cell office:value-type="float" office:value="-7.94891102120069" calcext:value-type="float">
            <text:p>-7.9489110212</text:p>
          </table:table-cell>
          <table:table-cell office:value-type="float" office:value="3.84569948063802" calcext:value-type="float">
            <text:p>3.8456994806</text:p>
          </table:table-cell>
          <table:table-cell office:value-type="float" office:value="324.966773582506" calcext:value-type="float">
            <text:p>324.9667735825</text:p>
          </table:table-cell>
          <table:table-cell office:value-type="float" office:value="-179.773458685176" calcext:value-type="float">
            <text:p>-179.7734586852</text:p>
          </table:table-cell>
          <table:table-cell office:value-type="float" office:value="-3.64697929249496" calcext:value-type="float">
            <text:p>-3.6469792925</text:p>
          </table:table-cell>
          <table:table-cell table:number-columns-repeated="4"/>
          <table:table-cell office:value-type="float" office:value="-4.34708479556418" calcext:value-type="float">
            <text:p>-4.3470847956</text:p>
          </table:table-cell>
          <table:table-cell office:value-type="float" office:value="-6.23709806792537" calcext:value-type="float">
            <text:p>-6.2370980679</text:p>
          </table:table-cell>
          <table:table-cell office:value-type="float" office:value="3.03343188907753" calcext:value-type="float">
            <text:p>3.0334318891</text:p>
          </table:table-cell>
          <table:table-cell office:value-type="float" office:value="265.943670004914" calcext:value-type="float">
            <text:p>265.9436700049</text:p>
          </table:table-cell>
          <table:table-cell office:value-type="float" office:value="-161.93972252932" calcext:value-type="float">
            <text:p>-161.9397225293</text:p>
          </table:table-cell>
          <table:table-cell office:value-type="float" office:value="-1.40052970449792" calcext:value-type="float">
            <text:p>-1.4005297045</text:p>
          </table:table-cell>
        </table:table-row>
        <table:table-row table:style-name="ro1">
          <table:table-cell/>
          <table:table-cell office:value-type="float" office:value="-3.39822970240342" calcext:value-type="float">
            <text:p>-3.3982297024</text:p>
          </table:table-cell>
          <table:table-cell office:value-type="float" office:value="1.91100952546199" calcext:value-type="float">
            <text:p>1.9110095255</text:p>
          </table:table-cell>
          <table:table-cell office:value-type="float" office:value="0.00941261855709613" calcext:value-type="float">
            <text:p>0.0094126186</text:p>
          </table:table-cell>
          <table:table-cell office:value-type="float" office:value="10.9903001526402" calcext:value-type="float">
            <text:p>10.9903001526</text:p>
          </table:table-cell>
          <table:table-cell office:value-type="float" office:value="7.6562967856552" calcext:value-type="float">
            <text:p>7.6562967857</text:p>
          </table:table-cell>
          <table:table-cell office:value-type="float" office:value="208.534297711279" calcext:value-type="float">
            <text:p>208.5342977113</text:p>
          </table:table-cell>
          <table:table-cell table:number-columns-repeated="4"/>
          <table:table-cell office:value-type="float" office:value="-3.19244194741047" calcext:value-type="float">
            <text:p>-3.1924419474</text:p>
          </table:table-cell>
          <table:table-cell office:value-type="float" office:value="1.88153953928554" calcext:value-type="float">
            <text:p>1.8815395393</text:p>
          </table:table-cell>
          <table:table-cell office:value-type="float" office:value="-0.203529077302856" calcext:value-type="float">
            <text:p>-0.2035290773</text:p>
          </table:table-cell>
          <table:table-cell office:value-type="float" office:value="4.44104092374488" calcext:value-type="float">
            <text:p>4.4410409237</text:p>
          </table:table-cell>
          <table:table-cell office:value-type="float" office:value="-6.17586994836903" calcext:value-type="float">
            <text:p>-6.1758699484</text:p>
          </table:table-cell>
          <table:table-cell office:value-type="float" office:value="207.222995432271" calcext:value-type="float">
            <text:p>207.222995432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7.71210781732455" calcext:value-type="float">
            <text:p>7.7121078173</text:p>
          </table:table-cell>
          <table:table-cell office:value-type="float" office:value="0.0392628473095852" calcext:value-type="float">
            <text:p>0.0392628473</text:p>
          </table:table-cell>
          <table:table-cell office:value-type="float" office:value="3.12568778245458" calcext:value-type="float">
            <text:p>3.1256877825</text:p>
          </table:table-cell>
          <table:table-cell office:value-type="float" office:value="1.9260539610771" calcext:value-type="float">
            <text:p>1.9260539611</text:p>
          </table:table-cell>
          <table:table-cell office:value-type="float" office:value="357.467915318461" calcext:value-type="float">
            <text:p>357.4679153185</text:p>
          </table:table-cell>
          <table:table-cell office:value-type="float" office:value="2.05144250259758" calcext:value-type="float">
            <text:p>2.0514425026</text:p>
          </table:table-cell>
          <table:table-cell table:number-columns-repeated="4"/>
          <table:table-cell office:value-type="float" office:value="7.21695625690811" calcext:value-type="float">
            <text:p>7.2169562569</text:p>
          </table:table-cell>
          <table:table-cell office:value-type="float" office:value="-0.496664894248197" calcext:value-type="float">
            <text:p>-0.4966648942</text:p>
          </table:table-cell>
          <table:table-cell office:value-type="float" office:value="2.65105566757969" calcext:value-type="float">
            <text:p>2.6510556676</text:p>
          </table:table-cell>
          <table:table-cell office:value-type="float" office:value="16.316597495828" calcext:value-type="float">
            <text:p>16.3165974958</text:p>
          </table:table-cell>
          <table:table-cell office:value-type="float" office:value="303.181012920066" calcext:value-type="float">
            <text:p>303.1810129201</text:p>
          </table:table-cell>
          <table:table-cell office:value-type="float" office:value="3.7417412002363" calcext:value-type="float">
            <text:p>3.7417412002</text:p>
          </table:table-cell>
        </table:table-row>
        <table:table-row table:style-name="ro1">
          <table:table-cell/>
          <table:table-cell office:value-type="float" office:value="0.112775039049449" calcext:value-type="float">
            <text:p>0.112775039</text:p>
          </table:table-cell>
          <table:table-cell office:value-type="float" office:value="-4.13340568004094" calcext:value-type="float">
            <text:p>-4.13340568</text:p>
          </table:table-cell>
          <table:table-cell office:value-type="float" office:value="0.00622623999666846" calcext:value-type="float">
            <text:p>0.00622624</text:p>
          </table:table-cell>
          <table:table-cell office:value-type="float" office:value="-7.20233255329489" calcext:value-type="float">
            <text:p>-7.2023325533</text:p>
          </table:table-cell>
          <table:table-cell office:value-type="float" office:value="5.84904875249896" calcext:value-type="float">
            <text:p>5.8490487525</text:p>
          </table:table-cell>
          <table:table-cell office:value-type="float" office:value="205.483009653611" calcext:value-type="float">
            <text:p>205.4830096536</text:p>
          </table:table-cell>
          <table:table-cell table:number-columns-repeated="4"/>
          <table:table-cell office:value-type="float" office:value="-0.546261178266369" calcext:value-type="float">
            <text:p>-0.5462611783</text:p>
          </table:table-cell>
          <table:table-cell office:value-type="float" office:value="-3.62655889080826" calcext:value-type="float">
            <text:p>-3.6265588908</text:p>
          </table:table-cell>
          <table:table-cell office:value-type="float" office:value="-0.14080304200397" calcext:value-type="float">
            <text:p>-0.140803042</text:p>
          </table:table-cell>
          <table:table-cell office:value-type="float" office:value="-9.3129190159228" calcext:value-type="float">
            <text:p>-9.3129190159</text:p>
          </table:table-cell>
          <table:table-cell office:value-type="float" office:value="-20.3966614855433" calcext:value-type="float">
            <text:p>-20.3966614855</text:p>
          </table:table-cell>
          <table:table-cell office:value-type="float" office:value="211.615638325748" calcext:value-type="float">
            <text:p>211.6156383257</text:p>
          </table:table-cell>
        </table:table-row>
        <table:table-row table:style-name="ro1">
          <table:table-cell/>
          <table:table-cell office:value-type="float" office:value="-4.09217286128424" calcext:value-type="float">
            <text:p>-4.0921728613</text:p>
          </table:table-cell>
          <table:table-cell office:value-type="float" office:value="7.77780344654648" calcext:value-type="float">
            <text:p>7.7778034465</text:p>
          </table:table-cell>
          <table:table-cell office:value-type="float" office:value="3.77600089603663" calcext:value-type="float">
            <text:p>3.776000896</text:p>
          </table:table-cell>
          <table:table-cell office:value-type="float" office:value="-321.411427184123" calcext:value-type="float">
            <text:p>-321.4114271841</text:p>
          </table:table-cell>
          <table:table-cell office:value-type="float" office:value="-185.137241880236" calcext:value-type="float">
            <text:p>-185.1372418802</text:p>
          </table:table-cell>
          <table:table-cell office:value-type="float" office:value="1.62488387396439" calcext:value-type="float">
            <text:p>1.624883874</text:p>
          </table:table-cell>
          <table:table-cell table:number-columns-repeated="4"/>
          <table:table-cell office:value-type="float" office:value="-3.69629816105594" calcext:value-type="float">
            <text:p>-3.6962981611</text:p>
          </table:table-cell>
          <table:table-cell office:value-type="float" office:value="7.21038948470495" calcext:value-type="float">
            <text:p>7.2103894847</text:p>
          </table:table-cell>
          <table:table-cell office:value-type="float" office:value="3.27633594480118" calcext:value-type="float">
            <text:p>3.2763359448</text:p>
          </table:table-cell>
          <table:table-cell office:value-type="float" office:value="-281.024377824392" calcext:value-type="float">
            <text:p>-281.0243778244</text:p>
          </table:table-cell>
          <table:table-cell office:value-type="float" office:value="-129.715096241493" calcext:value-type="float">
            <text:p>-129.7150962415</text:p>
          </table:table-cell>
          <table:table-cell office:value-type="float" office:value="5.74818142853401" calcext:value-type="float">
            <text:p>5.7481814285</text:p>
          </table:table-cell>
        </table:table-row>
        <table:table-row table:style-name="ro1">
          <table:table-cell/>
          <table:table-cell office:value-type="float" office:value="2.50296429572588" calcext:value-type="float">
            <text:p>2.5029642957</text:p>
          </table:table-cell>
          <table:table-cell office:value-type="float" office:value="1.90481356604975" calcext:value-type="float">
            <text:p>1.904813566</text:p>
          </table:table-cell>
          <table:table-cell office:value-type="float" office:value="0.0528757553484504" calcext:value-type="float">
            <text:p>0.0528757553</text:p>
          </table:table-cell>
          <table:table-cell office:value-type="float" office:value="-4.11675363770767" calcext:value-type="float">
            <text:p>-4.1167536377</text:p>
          </table:table-cell>
          <table:table-cell office:value-type="float" office:value="-37.5437966819624" calcext:value-type="float">
            <text:p>-37.543796682</text:p>
          </table:table-cell>
          <table:table-cell office:value-type="float" office:value="207.122048661242" calcext:value-type="float">
            <text:p>207.1220486612</text:p>
          </table:table-cell>
          <table:table-cell table:number-columns-repeated="4"/>
          <table:table-cell office:value-type="float" office:value="3.22431593827897" calcext:value-type="float">
            <text:p>3.2243159383</text:p>
          </table:table-cell>
          <table:table-cell office:value-type="float" office:value="2.55201702404998" calcext:value-type="float">
            <text:p>2.552017024</text:p>
          </table:table-cell>
          <table:table-cell office:value-type="float" office:value="0.209451298500102" calcext:value-type="float">
            <text:p>0.2094512985</text:p>
          </table:table-cell>
          <table:table-cell office:value-type="float" office:value="-11.5572755676301" calcext:value-type="float">
            <text:p>-11.5572755676</text:p>
          </table:table-cell>
          <table:table-cell office:value-type="float" office:value="-2.45777552462935" calcext:value-type="float">
            <text:p>-2.4577755246</text:p>
          </table:table-cell>
          <table:table-cell office:value-type="float" office:value="213.502727781647" calcext:value-type="float">
            <text:p>213.5027277816</text:p>
          </table:table-cell>
        </table:table-row>
        <table:table-row table:style-name="ro1">
          <table:table-cell/>
          <table:table-cell office:value-type="float" office:value="-4.21561431538584" calcext:value-type="float">
            <text:p>-4.2156143154</text:p>
          </table:table-cell>
          <table:table-cell office:value-type="float" office:value="-8.07338177271203" calcext:value-type="float">
            <text:p>-8.0733817727</text:p>
          </table:table-cell>
          <table:table-cell office:value-type="float" office:value="3.87030135781972" calcext:value-type="float">
            <text:p>3.8703013578</text:p>
          </table:table-cell>
          <table:table-cell office:value-type="float" office:value="325.455653326037" calcext:value-type="float">
            <text:p>325.455653326</text:p>
          </table:table-cell>
          <table:table-cell office:value-type="float" office:value="-177.877089606369" calcext:value-type="float">
            <text:p>-177.8770896064</text:p>
          </table:table-cell>
          <table:table-cell office:value-type="float" office:value="-3.75584413601942" calcext:value-type="float">
            <text:p>-3.755844136</text:p>
          </table:table-cell>
          <table:table-cell table:number-columns-repeated="4"/>
          <table:table-cell office:value-type="float" office:value="-3.82799236483738" calcext:value-type="float">
            <text:p>-3.8279923648</text:p>
          </table:table-cell>
          <table:table-cell office:value-type="float" office:value="-6.37410590000097" calcext:value-type="float">
            <text:p>-6.3741059</text:p>
          </table:table-cell>
          <table:table-cell office:value-type="float" office:value="3.12499108642169" calcext:value-type="float">
            <text:p>3.1249910864</text:p>
          </table:table-cell>
          <table:table-cell office:value-type="float" office:value="264.997392933464" calcext:value-type="float">
            <text:p>264.9973929335</text:p>
          </table:table-cell>
          <table:table-cell office:value-type="float" office:value="-165.234072798774" calcext:value-type="float">
            <text:p>-165.2340727988</text:p>
          </table:table-cell>
          <table:table-cell office:value-type="float" office:value="-1.47419794226946" calcext:value-type="float">
            <text:p>-1.4741979423</text:p>
          </table:table-cell>
        </table:table-row>
        <table:table-row table:style-name="ro1">
          <table:table-cell/>
          <table:table-cell office:value-type="float" office:value="-3.28655539748168" calcext:value-type="float">
            <text:p>-3.2865553975</text:p>
          </table:table-cell>
          <table:table-cell office:value-type="float" office:value="1.60675194641374" calcext:value-type="float">
            <text:p>1.6067519464</text:p>
          </table:table-cell>
          <table:table-cell office:value-type="float" office:value="0.0680325679658937" calcext:value-type="float">
            <text:p>0.068032568</text:p>
          </table:table-cell>
          <table:table-cell office:value-type="float" office:value="8.28329960730449" calcext:value-type="float">
            <text:p>8.2832996073</text:p>
          </table:table-cell>
          <table:table-cell office:value-type="float" office:value="5.94423149095262" calcext:value-type="float">
            <text:p>5.944231491</text:p>
          </table:table-cell>
          <table:table-cell office:value-type="float" office:value="208.304779123506" calcext:value-type="float">
            <text:p>208.3047791235</text:p>
          </table:table-cell>
          <table:table-cell table:number-columns-repeated="4"/>
          <table:table-cell office:value-type="float" office:value="-3.72120164471696" calcext:value-type="float">
            <text:p>-3.7212016447</text:p>
          </table:table-cell>
          <table:table-cell office:value-type="float" office:value="1.98760092166381" calcext:value-type="float">
            <text:p>1.9876009217</text:p>
          </table:table-cell>
          <table:table-cell office:value-type="float" office:value="0.0681979332870107" calcext:value-type="float">
            <text:p>0.0681979333</text:p>
          </table:table-cell>
          <table:table-cell office:value-type="float" office:value="3.64028910609658" calcext:value-type="float">
            <text:p>3.6402891061</text:p>
          </table:table-cell>
          <table:table-cell office:value-type="float" office:value="-5.4387000984818" calcext:value-type="float">
            <text:p>-5.4387000985</text:p>
          </table:table-cell>
          <table:table-cell office:value-type="float" office:value="206.315393792943" calcext:value-type="float">
            <text:p>206.315393792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.14699489324866" calcext:value-type="float">
            <text:p>8.1469948932</text:p>
          </table:table-cell>
          <table:table-cell office:value-type="float" office:value="0.110277473215292" calcext:value-type="float">
            <text:p>0.1102774732</text:p>
          </table:table-cell>
          <table:table-cell office:value-type="float" office:value="3.08326345488556" calcext:value-type="float">
            <text:p>3.0832634549</text:p>
          </table:table-cell>
          <table:table-cell office:value-type="float" office:value="8.07254556733415" calcext:value-type="float">
            <text:p>8.0725455673</text:p>
          </table:table-cell>
          <table:table-cell office:value-type="float" office:value="351.487434831027" calcext:value-type="float">
            <text:p>351.487434831</text:p>
          </table:table-cell>
          <table:table-cell office:value-type="float" office:value="2.02713707793678" calcext:value-type="float">
            <text:p>2.0271370779</text:p>
          </table:table-cell>
          <table:table-cell table:number-columns-repeated="4"/>
          <table:table-cell office:value-type="float" office:value="7.9626748353753" calcext:value-type="float">
            <text:p>7.9626748354</text:p>
          </table:table-cell>
          <table:table-cell office:value-type="float" office:value="-0.31160512982921" calcext:value-type="float">
            <text:p>-0.3116051298</text:p>
          </table:table-cell>
          <table:table-cell office:value-type="float" office:value="2.66590521302916" calcext:value-type="float">
            <text:p>2.665905213</text:p>
          </table:table-cell>
          <table:table-cell office:value-type="float" office:value="19.5121562686685" calcext:value-type="float">
            <text:p>19.5121562687</text:p>
          </table:table-cell>
          <table:table-cell office:value-type="float" office:value="297.204700094213" calcext:value-type="float">
            <text:p>297.2047000942</text:p>
          </table:table-cell>
          <table:table-cell office:value-type="float" office:value="4.29846796354569" calcext:value-type="float">
            <text:p>4.2984679635</text:p>
          </table:table-cell>
        </table:table-row>
        <table:table-row table:style-name="ro1">
          <table:table-cell/>
          <table:table-cell office:value-type="float" office:value="-0.586083689871113" calcext:value-type="float">
            <text:p>-0.5860836899</text:p>
          </table:table-cell>
          <table:table-cell office:value-type="float" office:value="-3.94656902993474" calcext:value-type="float">
            <text:p>-3.9465690299</text:p>
          </table:table-cell>
          <table:table-cell office:value-type="float" office:value="-0.0466808208085209" calcext:value-type="float">
            <text:p>-0.0466808208</text:p>
          </table:table-cell>
          <table:table-cell office:value-type="float" office:value="-7.260363964255" calcext:value-type="float">
            <text:p>-7.2603639643</text:p>
          </table:table-cell>
          <table:table-cell office:value-type="float" office:value="8.62609248550089" calcext:value-type="float">
            <text:p>8.6260924855</text:p>
          </table:table-cell>
          <table:table-cell office:value-type="float" office:value="205.313910861764" calcext:value-type="float">
            <text:p>205.3139108618</text:p>
          </table:table-cell>
          <table:table-cell table:number-columns-repeated="4"/>
          <table:table-cell office:value-type="float" office:value="-0.448630099228718" calcext:value-type="float">
            <text:p>-0.4486300992</text:p>
          </table:table-cell>
          <table:table-cell office:value-type="float" office:value="-4.15680975866225" calcext:value-type="float">
            <text:p>-4.1568097587</text:p>
          </table:table-cell>
          <table:table-cell office:value-type="float" office:value="-0.285604224755626" calcext:value-type="float">
            <text:p>-0.2856042248</text:p>
          </table:table-cell>
          <table:table-cell office:value-type="float" office:value="-10.9184842871636" calcext:value-type="float">
            <text:p>-10.9184842872</text:p>
          </table:table-cell>
          <table:table-cell office:value-type="float" office:value="-21.6802238869597" calcext:value-type="float">
            <text:p>-21.680223887</text:p>
          </table:table-cell>
          <table:table-cell office:value-type="float" office:value="210.808330018754" calcext:value-type="float">
            <text:p>210.8083300188</text:p>
          </table:table-cell>
        </table:table-row>
        <table:table-row table:style-name="ro1">
          <table:table-cell/>
          <table:table-cell office:value-type="float" office:value="-3.59849894290386" calcext:value-type="float">
            <text:p>-3.5984989429</text:p>
          </table:table-cell>
          <table:table-cell office:value-type="float" office:value="7.5128615080225" calcext:value-type="float">
            <text:p>7.512861508</text:p>
          </table:table-cell>
          <table:table-cell office:value-type="float" office:value="3.72643792862687" calcext:value-type="float">
            <text:p>3.7264379286</text:p>
          </table:table-cell>
          <table:table-cell office:value-type="float" office:value="-323.375174259014" calcext:value-type="float">
            <text:p>-323.375174259</text:p>
          </table:table-cell>
          <table:table-cell office:value-type="float" office:value="-180.804951450022" calcext:value-type="float">
            <text:p>-180.80495145</text:p>
          </table:table-cell>
          <table:table-cell office:value-type="float" office:value="1.00218666012735" calcext:value-type="float">
            <text:p>1.0021866601</text:p>
          </table:table-cell>
          <table:table-cell table:number-columns-repeated="4"/>
          <table:table-cell office:value-type="float" office:value="-3.00186341745913" calcext:value-type="float">
            <text:p>-3.0018634175</text:p>
          </table:table-cell>
          <table:table-cell office:value-type="float" office:value="7.10819911406998" calcext:value-type="float">
            <text:p>7.1081991141</text:p>
          </table:table-cell>
          <table:table-cell office:value-type="float" office:value="3.27807555834973" calcext:value-type="float">
            <text:p>3.2780755583</text:p>
          </table:table-cell>
          <table:table-cell office:value-type="float" office:value="-281.365763970317" calcext:value-type="float">
            <text:p>-281.3657639703</text:p>
          </table:table-cell>
          <table:table-cell office:value-type="float" office:value="-139.957704528074" calcext:value-type="float">
            <text:p>-139.9577045281</text:p>
          </table:table-cell>
          <table:table-cell office:value-type="float" office:value="3.49759197330603" calcext:value-type="float">
            <text:p>3.4975919733</text:p>
          </table:table-cell>
        </table:table-row>
        <table:table-row table:style-name="ro1">
          <table:table-cell/>
          <table:table-cell office:value-type="float" office:value="1.67741007914815" calcext:value-type="float">
            <text:p>1.6774100791</text:p>
          </table:table-cell>
          <table:table-cell office:value-type="float" office:value="2.42949596263453" calcext:value-type="float">
            <text:p>2.4294959626</text:p>
          </table:table-cell>
          <table:table-cell office:value-type="float" office:value="-0.092082855363644" calcext:value-type="float">
            <text:p>-0.0920828554</text:p>
          </table:table-cell>
          <table:table-cell office:value-type="float" office:value="-0.268681420153132" calcext:value-type="float">
            <text:p>-0.2686814202</text:p>
          </table:table-cell>
          <table:table-cell office:value-type="float" office:value="-33.4310274287851" calcext:value-type="float">
            <text:p>-33.4310274288</text:p>
          </table:table-cell>
          <table:table-cell office:value-type="float" office:value="206.878172766788" calcext:value-type="float">
            <text:p>206.8781727668</text:p>
          </table:table-cell>
          <table:table-cell table:number-columns-repeated="4"/>
          <table:table-cell office:value-type="float" office:value="3.22611763701722" calcext:value-type="float">
            <text:p>3.226117637</text:p>
          </table:table-cell>
          <table:table-cell office:value-type="float" office:value="2.06066368790753" calcext:value-type="float">
            <text:p>2.0606636879</text:p>
          </table:table-cell>
          <table:table-cell office:value-type="float" office:value="0.175914160641504" calcext:value-type="float">
            <text:p>0.1759141606</text:p>
          </table:table-cell>
          <table:table-cell office:value-type="float" office:value="-12.4454789554553" calcext:value-type="float">
            <text:p>-12.4454789555</text:p>
          </table:table-cell>
          <table:table-cell office:value-type="float" office:value="-4.75498365501818" calcext:value-type="float">
            <text:p>-4.754983655</text:p>
          </table:table-cell>
          <table:table-cell office:value-type="float" office:value="212.494997675756" calcext:value-type="float">
            <text:p>212.4949976758</text:p>
          </table:table-cell>
        </table:table-row>
        <table:table-row table:style-name="ro1">
          <table:table-cell/>
          <table:table-cell office:value-type="float" office:value="-4.68447740845271" calcext:value-type="float">
            <text:p>-4.6844774085</text:p>
          </table:table-cell>
          <table:table-cell office:value-type="float" office:value="-8.18096943995827" calcext:value-type="float">
            <text:p>-8.18096944</text:p>
          </table:table-cell>
          <table:table-cell office:value-type="float" office:value="3.94411710669569" calcext:value-type="float">
            <text:p>3.9441171067</text:p>
          </table:table-cell>
          <table:table-cell office:value-type="float" office:value="321.720167689345" calcext:value-type="float">
            <text:p>321.7201676893</text:p>
          </table:table-cell>
          <table:table-cell office:value-type="float" office:value="-178.828340647811" calcext:value-type="float">
            <text:p>-178.8283406478</text:p>
          </table:table-cell>
          <table:table-cell office:value-type="float" office:value="-3.45038373427973" calcext:value-type="float">
            <text:p>-3.4503837343</text:p>
          </table:table-cell>
          <table:table-cell table:number-columns-repeated="4"/>
          <table:table-cell office:value-type="float" office:value="-3.92218264594633" calcext:value-type="float">
            <text:p>-3.9221826459</text:p>
          </table:table-cell>
          <table:table-cell office:value-type="float" office:value="-6.47970790997076" calcext:value-type="float">
            <text:p>-6.47970791</text:p>
          </table:table-cell>
          <table:table-cell office:value-type="float" office:value="3.09933014380781" calcext:value-type="float">
            <text:p>3.0993301438</text:p>
          </table:table-cell>
          <table:table-cell office:value-type="float" office:value="259.028482743919" calcext:value-type="float">
            <text:p>259.0284827439</text:p>
          </table:table-cell>
          <table:table-cell office:value-type="float" office:value="-158.939864859534" calcext:value-type="float">
            <text:p>-158.9398648595</text:p>
          </table:table-cell>
          <table:table-cell office:value-type="float" office:value="-1.50339717022656" calcext:value-type="float">
            <text:p>-1.5033971702</text:p>
          </table:table-cell>
        </table:table-row>
        <table:table-row table:style-name="ro1">
          <table:table-cell/>
          <table:table-cell office:value-type="float" office:value="-3.84675230443242" calcext:value-type="float">
            <text:p>-3.8467523044</text:p>
          </table:table-cell>
          <table:table-cell office:value-type="float" office:value="1.68933073041274" calcext:value-type="float">
            <text:p>1.6893307304</text:p>
          </table:table-cell>
          <table:table-cell office:value-type="float" office:value="-0.0470216752319111" calcext:value-type="float">
            <text:p>-0.0470216752</text:p>
          </table:table-cell>
          <table:table-cell office:value-type="float" office:value="9.15221740329898" calcext:value-type="float">
            <text:p>9.1522174033</text:p>
          </table:table-cell>
          <table:table-cell office:value-type="float" office:value="9.86561207123328" calcext:value-type="float">
            <text:p>9.8656120712</text:p>
          </table:table-cell>
          <table:table-cell office:value-type="float" office:value="207.221310168969" calcext:value-type="float">
            <text:p>207.221310169</text:p>
          </table:table-cell>
          <table:table-cell table:number-columns-repeated="4"/>
          <table:table-cell office:value-type="float" office:value="-3.73004372679854" calcext:value-type="float">
            <text:p>-3.7300437268</text:p>
          </table:table-cell>
          <table:table-cell office:value-type="float" office:value="1.28277306125168" calcext:value-type="float">
            <text:p>1.2827730613</text:p>
          </table:table-cell>
          <table:table-cell office:value-type="float" office:value="0.00782393696677283" calcext:value-type="float">
            <text:p>0.007823937</text:p>
          </table:table-cell>
          <table:table-cell office:value-type="float" office:value="1.74607056753596" calcext:value-type="float">
            <text:p>1.7460705675</text:p>
          </table:table-cell>
          <table:table-cell office:value-type="float" office:value="-6.4352886833761" calcext:value-type="float">
            <text:p>-6.4352886834</text:p>
          </table:table-cell>
          <table:table-cell office:value-type="float" office:value="205.512733375526" calcext:value-type="float">
            <text:p>205.512733375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8.70404267230555" calcext:value-type="float">
            <text:p>8.7040426723</text:p>
          </table:table-cell>
          <table:table-cell office:value-type="float" office:value="0.686034273956326" calcext:value-type="float">
            <text:p>0.686034274</text:p>
          </table:table-cell>
          <table:table-cell office:value-type="float" office:value="2.91939054487254" calcext:value-type="float">
            <text:p>2.9193905449</text:p>
          </table:table-cell>
          <table:table-cell office:value-type="float" office:value="5.50455578488006" calcext:value-type="float">
            <text:p>5.5045557849</text:p>
          </table:table-cell>
          <table:table-cell office:value-type="float" office:value="351.211602102869" calcext:value-type="float">
            <text:p>351.2116021029</text:p>
          </table:table-cell>
          <table:table-cell office:value-type="float" office:value="1.81006184075851" calcext:value-type="float">
            <text:p>1.81006184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.30649230621501" calcext:value-type="float">
            <text:p>-1.3064923062</text:p>
          </table:table-cell>
          <table:table-cell office:value-type="float" office:value="-4.09608491403808" calcext:value-type="float">
            <text:p>-4.096084914</text:p>
          </table:table-cell>
          <table:table-cell office:value-type="float" office:value="0.232867808002053" calcext:value-type="float">
            <text:p>0.232867808</text:p>
          </table:table-cell>
          <table:table-cell office:value-type="float" office:value="-4.82491872706773" calcext:value-type="float">
            <text:p>-4.8249187271</text:p>
          </table:table-cell>
          <table:table-cell office:value-type="float" office:value="11.400775209245" calcext:value-type="float">
            <text:p>11.4007752092</text:p>
          </table:table-cell>
          <table:table-cell office:value-type="float" office:value="204.75469624629" calcext:value-type="float">
            <text:p>204.7546962463</text:p>
          </table:table-cell>
          <table:table-cell table:number-columns-repeated="4"/>
          <table:table-cell office:value-type="float" office:value="7.30398925665817" calcext:value-type="float">
            <text:p>7.3039892567</text:p>
          </table:table-cell>
          <table:table-cell office:value-type="float" office:value="-0.8345057523203" calcext:value-type="float">
            <text:p>-0.8345057523</text:p>
          </table:table-cell>
          <table:table-cell office:value-type="float" office:value="2.77528093423987" calcext:value-type="float">
            <text:p>2.7752809342</text:p>
          </table:table-cell>
          <table:table-cell office:value-type="float" office:value="10.2208304848565" calcext:value-type="float">
            <text:p>10.2208304849</text:p>
          </table:table-cell>
          <table:table-cell office:value-type="float" office:value="304.486660646543" calcext:value-type="float">
            <text:p>304.4866606465</text:p>
          </table:table-cell>
          <table:table-cell office:value-type="float" office:value="5.4793810995543" calcext:value-type="float">
            <text:p>5.4793810996</text:p>
          </table:table-cell>
        </table:table-row>
        <table:table-row table:style-name="ro1">
          <table:table-cell/>
          <table:table-cell office:value-type="float" office:value="-4.16048156574563" calcext:value-type="float">
            <text:p>-4.1604815657</text:p>
          </table:table-cell>
          <table:table-cell office:value-type="float" office:value="7.81584073995191" calcext:value-type="float">
            <text:p>7.81584074</text:p>
          </table:table-cell>
          <table:table-cell office:value-type="float" office:value="3.62552821974368" calcext:value-type="float">
            <text:p>3.6255282197</text:p>
          </table:table-cell>
          <table:table-cell office:value-type="float" office:value="-323.022387653783" calcext:value-type="float">
            <text:p>-323.0223876538</text:p>
          </table:table-cell>
          <table:table-cell office:value-type="float" office:value="-181.052384639327" calcext:value-type="float">
            <text:p>-181.0523846393</text:p>
          </table:table-cell>
          <table:table-cell office:value-type="float" office:value="1.70039388337177" calcext:value-type="float">
            <text:p>1.7003938834</text:p>
          </table:table-cell>
          <table:table-cell table:number-columns-repeated="4"/>
          <table:table-cell office:value-type="float" office:value="-0.853659405023468" calcext:value-type="float">
            <text:p>-0.853659405</text:p>
          </table:table-cell>
          <table:table-cell office:value-type="float" office:value="-3.12615964775624" calcext:value-type="float">
            <text:p>-3.1261596478</text:p>
          </table:table-cell>
          <table:table-cell office:value-type="float" office:value="-0.431006808720593" calcext:value-type="float">
            <text:p>-0.4310068087</text:p>
          </table:table-cell>
          <table:table-cell office:value-type="float" office:value="-1.30960658365272" calcext:value-type="float">
            <text:p>-1.3096065837</text:p>
          </table:table-cell>
          <table:table-cell office:value-type="float" office:value="-14.9587285410016" calcext:value-type="float">
            <text:p>-14.958728541</text:p>
          </table:table-cell>
          <table:table-cell office:value-type="float" office:value="211.863687067022" calcext:value-type="float">
            <text:p>211.863687067</text:p>
          </table:table-cell>
        </table:table-row>
        <table:table-row table:style-name="ro1">
          <table:table-cell/>
          <table:table-cell office:value-type="float" office:value="1.43172773726248" calcext:value-type="float">
            <text:p>1.4317277373</text:p>
          </table:table-cell>
          <table:table-cell office:value-type="float" office:value="1.99749234127277" calcext:value-type="float">
            <text:p>1.9974923413</text:p>
          </table:table-cell>
          <table:table-cell office:value-type="float" office:value="0.184313753379815" calcext:value-type="float">
            <text:p>0.1843137534</text:p>
          </table:table-cell>
          <table:table-cell office:value-type="float" office:value="0.0535448347038231" calcext:value-type="float">
            <text:p>0.0535448347</text:p>
          </table:table-cell>
          <table:table-cell office:value-type="float" office:value="-33.7521823812649" calcext:value-type="float">
            <text:p>-33.7521823813</text:p>
          </table:table-cell>
          <table:table-cell office:value-type="float" office:value="206.804405391092" calcext:value-type="float">
            <text:p>206.8044053911</text:p>
          </table:table-cell>
          <table:table-cell table:number-columns-repeated="4"/>
          <table:table-cell office:value-type="float" office:value="-2.84709778179634" calcext:value-type="float">
            <text:p>-2.8470977818</text:p>
          </table:table-cell>
          <table:table-cell office:value-type="float" office:value="7.16730839035467" calcext:value-type="float">
            <text:p>7.1673083904</text:p>
          </table:table-cell>
          <table:table-cell office:value-type="float" office:value="3.18121619765757" calcext:value-type="float">
            <text:p>3.1812161977</text:p>
          </table:table-cell>
          <table:table-cell office:value-type="float" office:value="-280.264195807236" calcext:value-type="float">
            <text:p>-280.2641958072</text:p>
          </table:table-cell>
          <table:table-cell office:value-type="float" office:value="-142.368459601109" calcext:value-type="float">
            <text:p>-142.3684596011</text:p>
          </table:table-cell>
          <table:table-cell office:value-type="float" office:value="4.19447671445044" calcext:value-type="float">
            <text:p>4.1944767145</text:p>
          </table:table-cell>
        </table:table-row>
        <table:table-row table:style-name="ro1">
          <table:table-cell/>
          <table:table-cell office:value-type="float" office:value="-4.47482652633209" calcext:value-type="float">
            <text:p>-4.4748265263</text:p>
          </table:table-cell>
          <table:table-cell office:value-type="float" office:value="-8.08375160208642" calcext:value-type="float">
            <text:p>-8.0837516021</text:p>
          </table:table-cell>
          <table:table-cell office:value-type="float" office:value="3.8993219080876" calcext:value-type="float">
            <text:p>3.8993219081</text:p>
          </table:table-cell>
          <table:table-cell office:value-type="float" office:value="325.016024466154" calcext:value-type="float">
            <text:p>325.0160244662</text:p>
          </table:table-cell>
          <table:table-cell office:value-type="float" office:value="-175.093137351473" calcext:value-type="float">
            <text:p>-175.0931373515</text:p>
          </table:table-cell>
          <table:table-cell office:value-type="float" office:value="-4.45370621723645" calcext:value-type="float">
            <text:p>-4.4537062172</text:p>
          </table:table-cell>
          <table:table-cell table:number-columns-repeated="4"/>
          <table:table-cell office:value-type="float" office:value="2.41966556977464" calcext:value-type="float">
            <text:p>2.4196655698</text:p>
          </table:table-cell>
          <table:table-cell office:value-type="float" office:value="3.52231941868364" calcext:value-type="float">
            <text:p>3.5223194187</text:p>
          </table:table-cell>
          <table:table-cell office:value-type="float" office:value="-0.152899687859991" calcext:value-type="float">
            <text:p>-0.1528996879</text:p>
          </table:table-cell>
          <table:table-cell office:value-type="float" office:value="1.89269253876406" calcext:value-type="float">
            <text:p>1.8926925388</text:p>
          </table:table-cell>
          <table:table-cell office:value-type="float" office:value="7.58436239082163" calcext:value-type="float">
            <text:p>7.5843623908</text:p>
          </table:table-cell>
          <table:table-cell office:value-type="float" office:value="218.247352687113" calcext:value-type="float">
            <text:p>218.2473526871</text:p>
          </table:table-cell>
        </table:table-row>
        <table:table-row table:style-name="ro1">
          <table:table-cell/>
          <table:table-cell office:value-type="float" office:value="-4.32626744101648" calcext:value-type="float">
            <text:p>-4.326267441</text:p>
          </table:table-cell>
          <table:table-cell office:value-type="float" office:value="1.89965440190455" calcext:value-type="float">
            <text:p>1.8996544019</text:p>
          </table:table-cell>
          <table:table-cell office:value-type="float" office:value="0.146173442890991" calcext:value-type="float">
            <text:p>0.1461734429</text:p>
          </table:table-cell>
          <table:table-cell office:value-type="float" office:value="12.0635798554943" calcext:value-type="float">
            <text:p>12.0635798555</text:p>
          </table:table-cell>
          <table:table-cell office:value-type="float" office:value="10.3837840242252" calcext:value-type="float">
            <text:p>10.3837840242</text:p>
          </table:table-cell>
          <table:table-cell office:value-type="float" office:value="208.052751455854" calcext:value-type="float">
            <text:p>208.0527514559</text:p>
          </table:table-cell>
          <table:table-cell table:number-columns-repeated="4"/>
          <table:table-cell office:value-type="float" office:value="-5.52475174418487" calcext:value-type="float">
            <text:p>-5.5247517442</text:p>
          </table:table-cell>
          <table:table-cell office:value-type="float" office:value="-5.41996204738273" calcext:value-type="float">
            <text:p>-5.4199620474</text:p>
          </table:table-cell>
          <table:table-cell office:value-type="float" office:value="2.77677937515709" calcext:value-type="float">
            <text:p>2.7767793752</text:p>
          </table:table-cell>
          <table:table-cell office:value-type="float" office:value="277.765796607065" calcext:value-type="float">
            <text:p>277.7657966071</text:p>
          </table:table-cell>
          <table:table-cell office:value-type="float" office:value="-145.602413034082" calcext:value-type="float">
            <text:p>-145.6024130341</text:p>
          </table:table-cell>
          <table:table-cell office:value-type="float" office:value="0.715202746732889" calcext:value-type="float">
            <text:p>0.7152027467</text:p>
          </table:table-cell>
        </table:table-row>
        <table:table-row table:style-name="ro1">
          <table:table-cell table:number-columns-repeated="11"/>
          <table:table-cell office:value-type="float" office:value="-4.75677146747328" calcext:value-type="float">
            <text:p>-4.7567714675</text:p>
          </table:table-cell>
          <table:table-cell office:value-type="float" office:value="3.16384301060558" calcext:value-type="float">
            <text:p>3.1638430106</text:p>
          </table:table-cell>
          <table:table-cell office:value-type="float" office:value="-0.40723857994317" calcext:value-type="float">
            <text:p>-0.4072385799</text:p>
          </table:table-cell>
          <table:table-cell office:value-type="float" office:value="20.9812083466742" calcext:value-type="float">
            <text:p>20.9812083467</text:p>
          </table:table-cell>
          <table:table-cell office:value-type="float" office:value="7.3405657387532" calcext:value-type="float">
            <text:p>7.3405657388</text:p>
          </table:table-cell>
          <table:table-cell office:value-type="float" office:value="210.959601930386" calcext:value-type="float">
            <text:p>210.9596019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4:35:27.085175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2:10:33.057677470</meta:creation-date>
    <dc:date>2017-10-06T15:23:39.242142015</dc:date>
    <meta:editing-duration>PT57M58S</meta:editing-duration>
    <meta:editing-cycles>7</meta:editing-cycles>
    <meta:generator>LibreOffice/5.1.6.2$Linux_X86_64 LibreOffice_project/10m0$Build-2</meta:generator>
    <meta:document-statistic meta:table-count="1" meta:cell-count="367" meta:object-count="0"/>
  </office:meta>
</office:document-meta>
</file>